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992" table:default-cell-style-name="ce1"/>
        <table:table-column table:style-name="co2" table:number-columns-repeated="3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number-columns-repeated="2"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number-columns-repeated="3"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 office:value-type="string" calcext:value-type="string">
            <text:p>A</text:p>
          </table:table-cell>
          <table:table-cell table:formula="of:=COUNTIF([.B2:.K8]; [.B10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B</text:p>
          </table:table-cell>
          <table:table-cell table:formula="of:=COUNTIF([.B2:.K8]; [.B11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Z</text:p>
          </table:table-cell>
          <table:table-cell table:formula="of:=COUNTIF([.B2:.K8]; [.B1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R</text:p>
          </table:table-cell>
          <table:table-cell table:formula="of:=COUNTIF([.B2:.K8]; 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Q</text:p>
          </table:table-cell>
          <table:table-cell table:formula="of:=COUNTIF([.B2:.K8]; [.B1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K</text:p>
          </table:table-cell>
          <table:table-cell table:formula="of:=COUNTIF([.B2:.K8]; [.B15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C</text:p>
          </table:table-cell>
          <table:table-cell table:formula="of:=COUNTIF([.B2:.K8]; [.B1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D</text:p>
          </table:table-cell>
          <table:table-cell table:formula="of:=COUNTIF([.B2:.K8]; [.B1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/>
          <table:table-cell table:style-name="Default" office:value-type="string" calcext:value-type="string">
            <text:p>T</text:p>
          </table:table-cell>
          <table:table-cell table:formula="of:=COUNTIF([.B2:.K8]; [.B18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10:.C18])" office:value-type="float" office:value="70" calcext:value-type="float">
            <text:p>70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2:17:09.932178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3T14:17:16.577935276</dc:date>
    <meta:editing-duration>PT1H42M14S</meta:editing-duration>
    <meta:editing-cycles>10</meta:editing-cycles>
    <meta:generator>LibreOffice/5.1.6.2$Linux_X86_64 LibreOffice_project/10m0$Build-2</meta:generator>
    <meta:document-statistic meta:table-count="1" meta:cell-count="89" meta:object-count="0"/>
  </office:meta>
</office:document-meta>
</file>